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e6d7" officeooo:paragraph-rsid="0018e6d7"/>
    </style:style>
    <style:style style:name="P2" style:family="paragraph" style:parent-style-name="Standard">
      <style:text-properties officeooo:rsid="001b6ee5" officeooo:paragraph-rsid="001b6ee5"/>
    </style:style>
    <style:style style:name="T1" style:family="text">
      <style:text-properties officeooo:rsid="0018e6d7"/>
    </style:style>
    <style:style style:name="T2" style:family="text">
      <style:text-properties officeooo:rsid="001acd61"/>
    </style:style>
    <style:style style:name="T3" style:family="text">
      <style:text-properties fo:font-weight="bold" officeooo:rsid="001acd61" style:font-weight-asian="bold" style:font-weight-complex="bold"/>
    </style:style>
    <style:style style:name="T4" style:family="text">
      <style:text-properties fo:font-weight="bold" officeooo:rsid="001b6ee5" style:font-weight-asian="bold" style:font-weight-complex="bold"/>
    </style:style>
    <style:style style:name="T5" style:family="text">
      <style:text-properties officeooo:rsid="001b6ee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imple document</text:h>
      <text:p text:style-name="P1">This is the first paragraph. <text:span text:style-name="T5">An added text. </text:span>Bla bla bla. Bla bla bla. Bla bla bla. Bla bla bla. Bla bla bla. Bla bla bla. Bla bla bla. Bla bla bla. Bla bla bla. Bla bla bla. Bla bla bla. Bla bla bla. Bla bla bla. Bla bla bla. Bla bla bla. Bla bla bla. Bla bla bla. Bla bla bla. Bla bla bla. Bla bla bla. Bla bla bla.</text:p>
      <text:p text:style-name="P1">This is the second paragraph. <text:span text:style-name="T3">A </text:span><text:span text:style-name="T4">modified </text:span><text:span text:style-name="T3">bold</text:span><text:span text:style-name="T4">ed</text:span><text:span text:style-name="T3"> </text:span><text:span text:style-name="T4">sentence</text:span><text:span text:style-name="T3">. </text:span>Bla bla bla. Bla bla bla. Bla bla bla. Bla bla bla. Bla bla bla. Bla bla bla. Bla bla bla. Bla bla bla. Bla bla bla. Bla bla bla. Bla bla bla. Bla bla bla. Bla bla bla. Bla bla bla. Bla bla bla. Bla bla bla. Bla bla bla. Bla bla bla. Bla bla bla. Bla bla bla. Bla bla bla.</text:p>
      <text:p text:style-name="P1">This is the third. Bla bla bla. Bla bla bla. Bla bla bla. Bla bla bla. Bla bla bla. Bla bla bla. Bla bla bla. Bla bla bla. Bla bla bla. Bla bla bla. Bla bla bla. Bla bla bla. Bla bla bla. Bla bla bla. Bla bla bla. Bla bla bla. Bla bla bla. Bla bla bla. Bla bla bla. Bla bla bla. Bla bla bla.</text:p>
      <text:p text:style-name="P2">An added paragraph. <text:span text:style-name="T1">Bla bla bla. Bla bla bla. Bla bla bla. Bla bla bla.Bla bla bla. Bla bla bla. Bla bla bla. Bla bla bla.Bla bla bla. Bla bla bla. Bla bla bla. Bla bla bla.Bla bla bla. Bla bla bla. Bla bla bla. Bla bla bla.Bla bla bla. Bla bla bla. Bla bla bla. Bla bla bla.Bla bla bla. Bla bla bla. Bla bla bla. Bla bla bla.Bla bla bla. Bla bla bla. Bla bla bla. Bla bla bla.Bla bla bla. Bla bla bla. Bla bla bla. Bla bla bla.Bla bla bla. Bla bla bla. Bla bla bla. Bla bla bla.Bla bla bla. Bla bla bla. Bla bla bla. Bla bla bla.Bla bla bla. Bla bla bla. Bla bla bla. Bla bla bla.Bla bla bla. Bla bla bla. Bla bla bla. Bla bla bla.Bla bla bla. Bla bla bla. Bla bla bla. Bla bla bla.Bla bla bla. Bla bla bla. Bla bla bla. Bla bla bla.Bla bla bla. Bla bla bla. Bla bla bla. Bla bla bla.Bla bla bla. Bla bla bla. Bla bla bla. Bla bla b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201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2T08:47:41.467180726</meta:creation-date>
    <dc:date>2020-08-22T08:50:02.547207013</dc:date>
    <meta:editing-duration>PT2M20S</meta:editing-duration>
    <meta:editing-cycles>4</meta:editing-cycles>
    <meta:generator>LibreOffice/6.2.3.2$Linux_X86_64 LibreOffice_project/aecc05fe267cc68dde00352a451aa867b3b546ac</meta:generator>
    <meta:document-statistic meta:table-count="0" meta:image-count="0" meta:object-count="0" meta:page-count="1" meta:paragraph-count="5" meta:word-count="392" meta:character-count="1788" meta:non-whitespace-character-count="1401"/>
  </office:meta>
</office:document-meta>
</file>